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ufgabe2" table:style-name="ta1">
        <table:shapes>
          <draw:frame draw:z-index="0" draw:style-name="gr1" draw:text-style-name="P1" svg:width="15.997cm" svg:height="9.004cm" svg:x="14.758cm" svg:y="0.5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437cm" svg:y="11.043cm">
            <draw:object draw:notify-on-update-of-ranges="Aufgabe2.E2:Aufgabe2.E12 Aufgabe2.E21:Aufgabe2.E31 Aufgabe2.E41:Aufgabe2.E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Zeit</text:p>
          </table:table-cell>
          <table:table-cell table:style-name="ce1" office:value-type="string" calcext:value-type="string">
            <text:p>Id. Speedup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zie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formula="of:=[.D2]/[.A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3" calcext:value-type="float">
            <text:p>105,3</text:p>
          </table:table-cell>
          <table:table-cell office:value-type="float" office:value="10" calcext:value-type="float">
            <text:p>10</text:p>
          </table:table-cell>
          <table:table-cell table:formula="of:=[.B2]/[.B3]" office:value-type="float" office:value="9.49667616334283" calcext:value-type="float">
            <text:p>9,5</text:p>
          </table:table-cell>
          <table:table-cell table:formula="of:=[.D3]/[.A3]" office:value-type="float" office:value="0.949667616334283" calcext:value-type="float">
            <text:p>0,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.6" calcext:value-type="float">
            <text:p>55,6</text:p>
          </table:table-cell>
          <table:table-cell office:value-type="float" office:value="20" calcext:value-type="float">
            <text:p>20</text:p>
          </table:table-cell>
          <table:table-cell table:formula="of:=[.B2]/[.B4]" office:value-type="float" office:value="17.9856115107914" calcext:value-type="float">
            <text:p>18,0</text:p>
          </table:table-cell>
          <table:table-cell table:formula="of:=[.D4]/[.A4]" office:value-type="float" office:value="0.899280575539568" calcext:value-type="float">
            <text:p>0,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2" calcext:value-type="float">
            <text:p>39,2</text:p>
          </table:table-cell>
          <table:table-cell office:value-type="float" office:value="30" calcext:value-type="float">
            <text:p>30</text:p>
          </table:table-cell>
          <table:table-cell table:formula="of:=[.B2]/[.B5]" office:value-type="float" office:value="25.5102040816327" calcext:value-type="float">
            <text:p>25,5</text:p>
          </table:table-cell>
          <table:table-cell table:formula="of:=[.D5]/[.A5]" office:value-type="float" office:value="0.850340136054422" calcext:value-type="float">
            <text:p>0,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.2" calcext:value-type="float">
            <text:p>31,2</text:p>
          </table:table-cell>
          <table:table-cell office:value-type="float" office:value="40" calcext:value-type="float">
            <text:p>40</text:p>
          </table:table-cell>
          <table:table-cell table:formula="of:=[.B2]/[.B6]" office:value-type="float" office:value="32.0512820512821" calcext:value-type="float">
            <text:p>32,1</text:p>
          </table:table-cell>
          <table:table-cell table:formula="of:=[.D6]/[.A6]" office:value-type="float" office:value="0.801282051282051" calcext:value-type="float">
            <text:p>0,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7" calcext:value-type="float">
            <text:p>26,7</text:p>
          </table:table-cell>
          <table:table-cell office:value-type="float" office:value="50" calcext:value-type="float">
            <text:p>50</text:p>
          </table:table-cell>
          <table:table-cell table:formula="of:=[.B2]/[.B7]" office:value-type="float" office:value="37.4531835205993" calcext:value-type="float">
            <text:p>37,5</text:p>
          </table:table-cell>
          <table:table-cell table:formula="of:=[.D7]/[.A7]" office:value-type="float" office:value="0.749063670411985" calcext:value-type="float">
            <text:p>0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8" calcext:value-type="float">
            <text:p>23,8</text:p>
          </table:table-cell>
          <table:table-cell office:value-type="float" office:value="60" calcext:value-type="float">
            <text:p>60</text:p>
          </table:table-cell>
          <table:table-cell table:style-name="ce2" table:formula="of:=[.B2]/[.B8]" office:value-type="float" office:value="42.0168067226891" calcext:value-type="float">
            <text:p>42,0</text:p>
          </table:table-cell>
          <table:table-cell table:formula="of:=[.D8]/[.A8]" office:value-type="float" office:value="0.700280112044818" calcext:value-type="float">
            <text:p>0,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9" calcext:value-type="float">
            <text:p>21,9</text:p>
          </table:table-cell>
          <table:table-cell office:value-type="float" office:value="70" calcext:value-type="float">
            <text:p>70</text:p>
          </table:table-cell>
          <table:table-cell table:formula="of:=[.B2]/[.B9]" office:value-type="float" office:value="45.662100456621" calcext:value-type="float">
            <text:p>45,7</text:p>
          </table:table-cell>
          <table:table-cell table:formula="of:=[.D9]/[.A9]" office:value-type="float" office:value="0.652315720808871" calcext:value-type="float">
            <text:p>0,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.8" calcext:value-type="float">
            <text:p>20,8</text:p>
          </table:table-cell>
          <table:table-cell office:value-type="float" office:value="80" calcext:value-type="float">
            <text:p>80</text:p>
          </table:table-cell>
          <table:table-cell table:style-name="ce2" table:formula="of:=[.B2]/[.B10]" office:value-type="float" office:value="48.0769230769231" calcext:value-type="float">
            <text:p>48,1</text:p>
          </table:table-cell>
          <table:table-cell table:formula="of:=[.D10]/[.A10]" office:value-type="float" office:value="0.600961538461538" calcext:value-type="float">
            <text:p>0,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2" calcext:value-type="float">
            <text:p>20,2</text:p>
          </table:table-cell>
          <table:table-cell office:value-type="float" office:value="90" calcext:value-type="float">
            <text:p>90</text:p>
          </table:table-cell>
          <table:table-cell table:formula="of:=[.B2]/[.B11]" office:value-type="float" office:value="49.5049504950495" calcext:value-type="float">
            <text:p>49,5</text:p>
          </table:table-cell>
          <table:table-cell table:formula="of:=[.D11]/[.A11]" office:value-type="float" office:value="0.55005500550055" calcext:value-type="float">
            <text:p>0,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2" table:formula="of:=[.B2]/[.B12]" office:value-type="float" office:value="50" calcext:value-type="float">
            <text:p>50,0</text:p>
          </table:table-cell>
          <table:table-cell table:formula="of:=[.D12]/[.A12]" office:value-type="float" office:value="0.5" calcext:value-type="float">
            <text:p>0,50</text:p>
          </table:table-cell>
        </table:table-row>
        <table:table-row table:style-name="ro1" table:number-rows-repeated="8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formula="of:=[.D21]/[.A2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.7" calcext:value-type="float">
            <text:p>108,7</text:p>
          </table:table-cell>
          <table:table-cell office:value-type="float" office:value="10" calcext:value-type="float">
            <text:p>10</text:p>
          </table:table-cell>
          <table:table-cell table:formula="of:=[.B21]/[.B22]" office:value-type="float" office:value="9.19963201471941" calcext:value-type="float">
            <text:p>9,2</text:p>
          </table:table-cell>
          <table:table-cell table:formula="of:=[.D22]/[.A22]" office:value-type="float" office:value="0.919963201471941" calcext:value-type="float">
            <text:p>0,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.5" calcext:value-type="float">
            <text:p>59,5</text:p>
          </table:table-cell>
          <table:table-cell office:value-type="float" office:value="20" calcext:value-type="float">
            <text:p>20</text:p>
          </table:table-cell>
          <table:table-cell table:formula="of:=[.B21]/[.B23]" office:value-type="float" office:value="16.8067226890756" calcext:value-type="float">
            <text:p>16,8</text:p>
          </table:table-cell>
          <table:table-cell table:formula="of:=[.D23]/[.A23]" office:value-type="float" office:value="0.840336134453782" calcext:value-type="float">
            <text:p>0,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9" calcext:value-type="float">
            <text:p>43,9</text:p>
          </table:table-cell>
          <table:table-cell office:value-type="float" office:value="30" calcext:value-type="float">
            <text:p>30</text:p>
          </table:table-cell>
          <table:table-cell table:formula="of:=[.B21]/[.B24]" office:value-type="float" office:value="22.7790432801822" calcext:value-type="float">
            <text:p>22,8</text:p>
          </table:table-cell>
          <table:table-cell table:formula="of:=[.D24]/[.A24]" office:value-type="float" office:value="0.759301442672741" calcext:value-type="float">
            <text:p>0,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8" calcext:value-type="float">
            <text:p>36,8</text:p>
          </table:table-cell>
          <table:table-cell office:value-type="float" office:value="40" calcext:value-type="float">
            <text:p>40</text:p>
          </table:table-cell>
          <table:table-cell table:formula="of:=[.B21]/[.B25]" office:value-type="float" office:value="27.1739130434783" calcext:value-type="float">
            <text:p>27,2</text:p>
          </table:table-cell>
          <table:table-cell table:formula="of:=[.D25]/[.A25]" office:value-type="float" office:value="0.679347826086957" calcext:value-type="float">
            <text:p>0,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.3" calcext:value-type="float">
            <text:p>33,3</text:p>
          </table:table-cell>
          <table:table-cell office:value-type="float" office:value="50" calcext:value-type="float">
            <text:p>50</text:p>
          </table:table-cell>
          <table:table-cell table:formula="of:=[.B21]/[.B26]" office:value-type="float" office:value="30.03003003003" calcext:value-type="float">
            <text:p>30,0</text:p>
          </table:table-cell>
          <table:table-cell table:formula="of:=[.D26]/[.A26]" office:value-type="float" office:value="0.600600600600601" calcext:value-type="float">
            <text:p>0,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.1" calcext:value-type="float">
            <text:p>32,1</text:p>
          </table:table-cell>
          <table:table-cell office:value-type="float" office:value="60" calcext:value-type="float">
            <text:p>60</text:p>
          </table:table-cell>
          <table:table-cell table:style-name="ce2" table:formula="of:=[.B21]/[.B27]" office:value-type="float" office:value="31.1526479750779" calcext:value-type="float">
            <text:p>31,2</text:p>
          </table:table-cell>
          <table:table-cell table:formula="of:=[.D27]/[.A27]" office:value-type="float" office:value="0.519210799584631" calcext:value-type="float">
            <text:p>0,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.5" calcext:value-type="float">
            <text:p>32,5</text:p>
          </table:table-cell>
          <table:table-cell office:value-type="float" office:value="70" calcext:value-type="float">
            <text:p>70</text:p>
          </table:table-cell>
          <table:table-cell table:formula="of:=[.B21]/[.B28]" office:value-type="float" office:value="30.7692307692308" calcext:value-type="float">
            <text:p>30,8</text:p>
          </table:table-cell>
          <table:table-cell table:formula="of:=[.D28]/[.A28]" office:value-type="float" office:value="0.43956043956044" calcext:value-type="float">
            <text:p>0,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.7" calcext:value-type="float">
            <text:p>34,7</text:p>
          </table:table-cell>
          <table:table-cell office:value-type="float" office:value="80" calcext:value-type="float">
            <text:p>80</text:p>
          </table:table-cell>
          <table:table-cell table:style-name="ce2" table:formula="of:=[.B21]/[.B29]" office:value-type="float" office:value="28.8184438040346" calcext:value-type="float">
            <text:p>28,8</text:p>
          </table:table-cell>
          <table:table-cell table:formula="of:=[.D29]/[.A29]" office:value-type="float" office:value="0.360230547550432" calcext:value-type="float">
            <text:p>0,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.7" calcext:value-type="float">
            <text:p>39,7</text:p>
          </table:table-cell>
          <table:table-cell office:value-type="float" office:value="90" calcext:value-type="float">
            <text:p>90</text:p>
          </table:table-cell>
          <table:table-cell table:formula="of:=[.B21]/[.B30]" office:value-type="float" office:value="25.1889168765743" calcext:value-type="float">
            <text:p>25,2</text:p>
          </table:table-cell>
          <table:table-cell table:formula="of:=[.D30]/[.A30]" office:value-type="float" office:value="0.279876854184159" calcext:value-type="float">
            <text:p>0,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" table:formula="of:=[.B21]/[.B31]" office:value-type="float" office:value="20" calcext:value-type="float">
            <text:p>20,0</text:p>
          </table:table-cell>
          <table:table-cell table:formula="of:=[.D31]/[.A31]" office:value-type="float" office:value="0.2" calcext:value-type="float">
            <text:p>0,20</text:p>
          </table:table-cell>
        </table:table-row>
        <table:table-row table:style-name="ro1" table:number-rows-repeated="9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formula="of:=[.D41]/[.A4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[.B41]/[.B42]" office:value-type="float" office:value="9.80392156862745" calcext:value-type="float">
            <text:p>9,8</text:p>
          </table:table-cell>
          <table:table-cell table:formula="of:=[.D42]/[.A42]" office:value-type="float" office:value="0.980392156862745" calcext:value-type="float">
            <text:p>0,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1" calcext:value-type="float">
            <text:p>52,1</text:p>
          </table:table-cell>
          <table:table-cell office:value-type="float" office:value="20" calcext:value-type="float">
            <text:p>20</text:p>
          </table:table-cell>
          <table:table-cell table:formula="of:=[.B41]/[.B43]" office:value-type="float" office:value="19.1938579654511" calcext:value-type="float">
            <text:p>19,2</text:p>
          </table:table-cell>
          <table:table-cell table:formula="of:=[.D43]/[.A43]" office:value-type="float" office:value="0.959692898272553" calcext:value-type="float">
            <text:p>0,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.5" calcext:value-type="float">
            <text:p>35,5</text:p>
          </table:table-cell>
          <table:table-cell office:value-type="float" office:value="30" calcext:value-type="float">
            <text:p>30</text:p>
          </table:table-cell>
          <table:table-cell table:formula="of:=[.B41]/[.B44]" office:value-type="float" office:value="28.169014084507" calcext:value-type="float">
            <text:p>28,2</text:p>
          </table:table-cell>
          <table:table-cell table:formula="of:=[.D44]/[.A44]" office:value-type="float" office:value="0.938967136150235" calcext:value-type="float">
            <text:p>0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,2</text:p>
          </table:table-cell>
          <table:table-cell office:value-type="float" office:value="40" calcext:value-type="float">
            <text:p>40</text:p>
          </table:table-cell>
          <table:table-cell table:formula="of:=[.B41]/[.B45]" office:value-type="float" office:value="36.7647058823529" calcext:value-type="float">
            <text:p>36,8</text:p>
          </table:table-cell>
          <table:table-cell table:formula="of:=[.D45]/[.A45]" office:value-type="float" office:value="0.919117647058824" calcext:value-type="float">
            <text:p>0,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2" calcext:value-type="float">
            <text:p>22,2</text:p>
          </table:table-cell>
          <table:table-cell office:value-type="float" office:value="50" calcext:value-type="float">
            <text:p>50</text:p>
          </table:table-cell>
          <table:table-cell table:formula="of:=[.B41]/[.B46]" office:value-type="float" office:value="45.0450450450451" calcext:value-type="float">
            <text:p>45,0</text:p>
          </table:table-cell>
          <table:table-cell table:formula="of:=[.D46]/[.A46]" office:value-type="float" office:value="0.900900900900901" calcext:value-type="float">
            <text:p>0,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9" calcext:value-type="float">
            <text:p>18,9</text:p>
          </table:table-cell>
          <table:table-cell office:value-type="float" office:value="60" calcext:value-type="float">
            <text:p>60</text:p>
          </table:table-cell>
          <table:table-cell table:style-name="ce2" table:formula="of:=[.B41]/[.B47]" office:value-type="float" office:value="52.9100529100529" calcext:value-type="float">
            <text:p>52,9</text:p>
          </table:table-cell>
          <table:table-cell table:formula="of:=[.D47]/[.A47]" office:value-type="float" office:value="0.881834215167549" calcext:value-type="float">
            <text:p>0,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.6" calcext:value-type="float">
            <text:p>16,6</text:p>
          </table:table-cell>
          <table:table-cell office:value-type="float" office:value="70" calcext:value-type="float">
            <text:p>70</text:p>
          </table:table-cell>
          <table:table-cell table:formula="of:=[.B41]/[.B48]" office:value-type="float" office:value="60.2409638554217" calcext:value-type="float">
            <text:p>60,2</text:p>
          </table:table-cell>
          <table:table-cell table:formula="of:=[.D48]/[.A48]" office:value-type="float" office:value="0.860585197934595" calcext:value-type="float">
            <text:p>0,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9" calcext:value-type="float">
            <text:p>14,9</text:p>
          </table:table-cell>
          <table:table-cell office:value-type="float" office:value="80" calcext:value-type="float">
            <text:p>80</text:p>
          </table:table-cell>
          <table:table-cell table:style-name="ce2" table:formula="of:=[.B41]/[.B49]" office:value-type="float" office:value="67.1140939597315" calcext:value-type="float">
            <text:p>67,1</text:p>
          </table:table-cell>
          <table:table-cell table:formula="of:=[.D49]/[.A49]" office:value-type="float" office:value="0.838926174496644" calcext:value-type="float">
            <text:p>0,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" calcext:value-type="float">
            <text:p>13,6</text:p>
          </table:table-cell>
          <table:table-cell office:value-type="float" office:value="90" calcext:value-type="float">
            <text:p>90</text:p>
          </table:table-cell>
          <table:table-cell table:formula="of:=[.B41]/[.B50]" office:value-type="float" office:value="73.5294117647059" calcext:value-type="float">
            <text:p>73,5</text:p>
          </table:table-cell>
          <table:table-cell table:formula="of:=[.D50]/[.A50]" office:value-type="float" office:value="0.816993464052288" calcext:value-type="float">
            <text:p>0,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table:style-name="ce2" table:formula="of:=[.B41]/[.B51]" office:value-type="float" office:value="80" calcext:value-type="float">
            <text:p>80,0</text:p>
          </table:table-cell>
          <table:table-cell table:formula="of:=[.D51]/[.A51]" office:value-type="float" office:value="0.8" calcext:value-type="float">
            <text:p>0,80</text:p>
          </table:table-cell>
        </table:table-row>
      </table:table>
      <table:table table:name="Aufgabe 3" table:style-name="ta1">
        <table:shapes>
          <draw:frame draw:z-index="0" draw:style-name="gr1" draw:text-style-name="P1" svg:width="15.999cm" svg:height="8.999cm" svg:x="22.095cm" svg:y="0cm">
            <draw:object draw:notify-on-update-of-ranges="'Aufgabe 3'.A2:'Aufgabe 3'.A12 'Aufgabe 3'.H2:'Aufgabe 3'.H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2.06cm" svg:y="9.45cm">
            <draw:object draw:notify-on-update-of-ranges="'Aufgabe 3'.A21:'Aufgabe 3'.A31 'Aufgabe 3'.E21:'Aufgabe 3'.E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par. Laufzeit Tpara</text:p>
          </table:table-cell>
          <table:table-cell office:value-type="string" calcext:value-type="string">
            <text:p>seq. Laufzeit T seq.</text:p>
          </table:table-cell>
          <table:table-cell office:value-type="string" calcext:value-type="string">
            <text:p>T gesamt</text:p>
          </table:table-cell>
          <table:table-cell table:style-name="Default"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formula="of:=[.B2]+[.C2]" office:value-type="float" office:value="1000" calcext:value-type="float">
            <text:p>1000</text:p>
          </table:table-cell>
          <table:table-cell table:formula="of:=[.B2]/[.D2]" office:value-type="float" office:value="0.8" calcext:value-type="float">
            <text:p>0,80</text:p>
          </table:table-cell>
          <table:table-cell table:style-name="ce4" table:formula="of:=[.C2]/[.D2]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style-name="ce4" table:formula="of:=[.D2]/([.C2]+(1/[.A2])*[.B2])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3]+[.C3]" office:value-type="float" office:value="100" calcext:value-type="float">
            <text:p>100</text:p>
          </table:table-cell>
          <table:table-cell table:formula="of:=[.B3]/[.D3]" office:value-type="float" office:value="0.8" calcext:value-type="float">
            <text:p>0,80</text:p>
          </table:table-cell>
          <table:table-cell table:style-name="ce4" table:formula="of:=[.C3]/[.D3]"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table:style-name="ce4" table:formula="of:=[.D3]/([.C3]+(1/[.A3])*[.B3])" office:value-type="float" office:value="3.57142857142857" calcext:value-type="float">
            <text:p>3,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4]+[.C4]" office:value-type="float" office:value="50" calcext:value-type="float">
            <text:p>50</text:p>
          </table:table-cell>
          <table:table-cell table:formula="of:=[.B4]/[.D4]" office:value-type="float" office:value="0.8" calcext:value-type="float">
            <text:p>0,80</text:p>
          </table:table-cell>
          <table:table-cell table:style-name="ce4" table:formula="of:=[.C4]/[.D4]" office:value-type="float" office:value="0.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table:style-name="ce4" table:formula="of:=[.D4]/([.C4]+(1/[.A4])*[.B4])" office:value-type="float" office:value="4.16666666666667" calcext:value-type="float">
            <text:p>4,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7" calcext:value-type="float">
            <text:p>26,7</text:p>
          </table:table-cell>
          <table:table-cell office:value-type="float" office:value="6.7" calcext:value-type="float">
            <text:p>6,7</text:p>
          </table:table-cell>
          <table:table-cell table:formula="of:=[.B5]+[.C5]" office:value-type="float" office:value="33.4" calcext:value-type="float">
            <text:p>33,4</text:p>
          </table:table-cell>
          <table:table-cell table:formula="of:=[.B5]/[.D5]" office:value-type="float" office:value="0.79940119760479" calcext:value-type="float">
            <text:p>0,80</text:p>
          </table:table-cell>
          <table:table-cell table:style-name="ce4" table:formula="of:=[.C5]/[.D5]" office:value-type="float" office:value="0.20059880239521" calcext:value-type="float">
            <text:p>0,20</text:p>
          </table:table-cell>
          <table:table-cell office:value-type="float" office:value="30" calcext:value-type="float">
            <text:p>30</text:p>
          </table:table-cell>
          <table:table-cell table:style-name="ce4" table:formula="of:=[.D5]/([.C5]+(1/[.A5])*[.B5])" office:value-type="float" office:value="4.40052700922266" calcext:value-type="float">
            <text:p>4,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6]+[.C6]" office:value-type="float" office:value="25" calcext:value-type="float">
            <text:p>25</text:p>
          </table:table-cell>
          <table:table-cell table:formula="of:=[.B6]/[.D6]" office:value-type="float" office:value="0.8" calcext:value-type="float">
            <text:p>0,80</text:p>
          </table:table-cell>
          <table:table-cell table:style-name="ce4" table:formula="of:=[.C6]/[.D6]" office:value-type="float" office:value="0.2" calcext:value-type="float">
            <text:p>0,20</text:p>
          </table:table-cell>
          <table:table-cell office:value-type="float" office:value="40" calcext:value-type="float">
            <text:p>40</text:p>
          </table:table-cell>
          <table:table-cell table:style-name="ce4" table:formula="of:=[.D6]/([.C6]+(1/[.A6])*[.B6])" office:value-type="float" office:value="4.54545454545455" calcext:value-type="float">
            <text:p>4,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7]+[.C7]" office:value-type="float" office:value="20" calcext:value-type="float">
            <text:p>20</text:p>
          </table:table-cell>
          <table:table-cell table:formula="of:=[.B7]/[.D7]" office:value-type="float" office:value="0.8" calcext:value-type="float">
            <text:p>0,80</text:p>
          </table:table-cell>
          <table:table-cell table:style-name="ce4" table:formula="of:=[.C7]/[.D7]" office:value-type="float" office:value="0.2" calcext:value-type="float">
            <text:p>0,20</text:p>
          </table:table-cell>
          <table:table-cell office:value-type="float" office:value="50" calcext:value-type="float">
            <text:p>50</text:p>
          </table:table-cell>
          <table:table-cell table:style-name="ce4" table:formula="of:=[.D7]/([.C7]+(1/[.A7])*[.B7])" office:value-type="float" office:value="4.62962962962963" calcext:value-type="float">
            <text:p>4,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" calcext:value-type="float">
            <text:p>13,3</text:p>
          </table:table-cell>
          <table:table-cell office:value-type="float" office:value="3.3" calcext:value-type="float">
            <text:p>3,3</text:p>
          </table:table-cell>
          <table:table-cell table:formula="of:=[.B8]+[.C8]" office:value-type="float" office:value="16.6" calcext:value-type="float">
            <text:p>16,6</text:p>
          </table:table-cell>
          <table:table-cell table:formula="of:=[.B8]/[.D8]" office:value-type="float" office:value="0.801204819277108" calcext:value-type="float">
            <text:p>0,80</text:p>
          </table:table-cell>
          <table:table-cell table:style-name="ce4" table:formula="of:=[.C8]/[.D8]" office:value-type="float" office:value="0.198795180722892" calcext:value-type="float">
            <text:p>0,20</text:p>
          </table:table-cell>
          <table:table-cell office:value-type="float" office:value="60" calcext:value-type="float">
            <text:p>60</text:p>
          </table:table-cell>
          <table:table-cell table:style-name="ce4" table:formula="of:=[.D8]/([.C8]+(1/[.A8])*[.B8])" office:value-type="float" office:value="4.71367723615712" calcext:value-type="float">
            <text:p>4,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" calcext:value-type="float">
            <text:p>11,4</text:p>
          </table:table-cell>
          <table:table-cell office:value-type="float" office:value="2.9" calcext:value-type="float">
            <text:p>2,9</text:p>
          </table:table-cell>
          <table:table-cell table:formula="of:=[.B9]+[.C9]" office:value-type="float" office:value="14.3" calcext:value-type="float">
            <text:p>14,3</text:p>
          </table:table-cell>
          <table:table-cell table:formula="of:=[.B9]/[.D9]" office:value-type="float" office:value="0.797202797202797" calcext:value-type="float">
            <text:p>0,80</text:p>
          </table:table-cell>
          <table:table-cell table:style-name="ce4" table:formula="of:=[.C9]/[.D9]" office:value-type="float" office:value="0.202797202797203" calcext:value-type="float">
            <text:p>0,20</text:p>
          </table:table-cell>
          <table:table-cell office:value-type="float" office:value="70" calcext:value-type="float">
            <text:p>70</text:p>
          </table:table-cell>
          <table:table-cell table:style-name="ce4" table:formula="of:=[.D9]/([.C9]+(1/[.A9])*[.B9])" office:value-type="float" office:value="4.66884328358209" calcext:value-type="float">
            <text:p>4,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table:formula="of:=[.B10]+[.C10]" office:value-type="float" office:value="12.5" calcext:value-type="float">
            <text:p>12,5</text:p>
          </table:table-cell>
          <table:table-cell table:formula="of:=[.B10]/[.D10]" office:value-type="float" office:value="0.8" calcext:value-type="float">
            <text:p>0,80</text:p>
          </table:table-cell>
          <table:table-cell table:style-name="ce4" table:formula="of:=[.C10]/[.D10]" office:value-type="float" office:value="0.2" calcext:value-type="float">
            <text:p>0,20</text:p>
          </table:table-cell>
          <table:table-cell office:value-type="float" office:value="80" calcext:value-type="float">
            <text:p>80</text:p>
          </table:table-cell>
          <table:table-cell table:style-name="ce4" table:formula="of:=[.D10]/([.C10]+(1/[.A10])*[.B10])" office:value-type="float" office:value="4.76190476190476" calcext:value-type="float">
            <text:p>4,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formula="of:=[.B11]+[.C11]" office:value-type="float" office:value="11.1" calcext:value-type="float">
            <text:p>11,1</text:p>
          </table:table-cell>
          <table:table-cell table:formula="of:=[.B11]/[.D11]" office:value-type="float" office:value="0.801801801801802" calcext:value-type="float">
            <text:p>0,80</text:p>
          </table:table-cell>
          <table:table-cell table:style-name="ce4" table:formula="of:=[.C11]/[.D11]" office:value-type="float" office:value="0.198198198198198" calcext:value-type="float">
            <text:p>0,20</text:p>
          </table:table-cell>
          <table:table-cell office:value-type="float" office:value="90" calcext:value-type="float">
            <text:p>90</text:p>
          </table:table-cell>
          <table:table-cell table:style-name="ce4" table:formula="of:=[.D11]/([.C11]+(1/[.A11])*[.B11])" office:value-type="float" office:value="4.82841952634123" calcext:value-type="float">
            <text:p>4,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]+[.C12]" office:value-type="float" office:value="10" calcext:value-type="float">
            <text:p>10</text:p>
          </table:table-cell>
          <table:table-cell table:formula="of:=[.B12]/[.D12]" office:value-type="float" office:value="0.8" calcext:value-type="float">
            <text:p>0,80</text:p>
          </table:table-cell>
          <table:table-cell table:style-name="ce4" table:formula="of:=[.C12]/[.D12]" office:value-type="float" office:value="0.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style-name="ce4" table:formula="of:=[.D12]/([.C12]+(1/[.A12])*[.B12])" office:value-type="float" office:value="4.80769230769231" calcext:value-type="float">
            <text:p>4,81</text:p>
          </table:table-cell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table:style-name="Default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formula="of:=1-[.B21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1/([.C21]+(1/[.A21])*[.B21])"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formula="of:=1-[.B22]"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table:formula="of:=1/([.C22]+(1/[.A22])*[.B22])" office:value-type="float" office:value="1.5625" calcext:value-type="float">
            <text:p>1,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table:formula="of:=1-[.B23]"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table:formula="of:=1/([.C23]+(1/[.A23])*[.B23])" office:value-type="float" office:value="1.61290322580645" calcext:value-type="float">
            <text:p>1,6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table:formula="of:=1-[.B24]" office:value-type="float" office:value="0.6" calcext:value-type="float">
            <text:p>0,6</text:p>
          </table:table-cell>
          <table:table-cell office:value-type="float" office:value="30" calcext:value-type="float">
            <text:p>30</text:p>
          </table:table-cell>
          <table:table-cell table:formula="of:=1/([.C24]+(1/[.A24])*[.B24])" office:value-type="float" office:value="1.6304347826087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formula="of:=1-[.B25]" office:value-type="float" office:value="0.6" calcext:value-type="float">
            <text:p>0,6</text:p>
          </table:table-cell>
          <table:table-cell office:value-type="float" office:value="40" calcext:value-type="float">
            <text:p>40</text:p>
          </table:table-cell>
          <table:table-cell table:formula="of:=1/([.C25]+(1/[.A25])*[.B25])" office:value-type="float" office:value="1.63934426229508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table:formula="of:=1-[.B26]"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table:formula="of:=1/([.C26]+(1/[.A26])*[.B26])" office:value-type="float" office:value="1.64473684210526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table:formula="of:=1-[.B27]" office:value-type="float" office:value="0.6" calcext:value-type="float">
            <text:p>0,6</text:p>
          </table:table-cell>
          <table:table-cell office:value-type="float" office:value="60" calcext:value-type="float">
            <text:p>60</text:p>
          </table:table-cell>
          <table:table-cell table:formula="of:=1/([.C27]+(1/[.A27])*[.B27])" office:value-type="float" office:value="1.64835164835165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table:formula="of:=1-[.B28]" office:value-type="float" office:value="0.6" calcext:value-type="float">
            <text:p>0,6</text:p>
          </table:table-cell>
          <table:table-cell office:value-type="float" office:value="70" calcext:value-type="float">
            <text:p>70</text:p>
          </table:table-cell>
          <table:table-cell table:formula="of:=1/([.C28]+(1/[.A28])*[.B28])" office:value-type="float" office:value="1.65094339622642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table:formula="of:=1-[.B29]" office:value-type="float" office:value="0.6" calcext:value-type="float">
            <text:p>0,6</text:p>
          </table:table-cell>
          <table:table-cell office:value-type="float" office:value="80" calcext:value-type="float">
            <text:p>80</text:p>
          </table:table-cell>
          <table:table-cell table:formula="of:=1/([.C29]+(1/[.A29])*[.B29])" office:value-type="float" office:value="1.65289256198347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table:formula="of:=1-[.B30]" office:value-type="float" office:value="0.6" calcext:value-type="float">
            <text:p>0,6</text:p>
          </table:table-cell>
          <table:table-cell office:value-type="float" office:value="90" calcext:value-type="float">
            <text:p>90</text:p>
          </table:table-cell>
          <table:table-cell table:formula="of:=1/([.C30]+(1/[.A30])*[.B30])" office:value-type="float" office:value="1.65441176470588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,4</text:p>
          </table:table-cell>
          <table:table-cell table:formula="of:=1-[.B31]"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table:formula="of:=1/([.C31]+(1/[.A31])*[.B31])" office:value-type="float" office:value="1.65562913907285" calcext:value-type="float">
            <text:p>1,66</text:p>
          </table:table-cell>
          <table:table-cell table:number-columns-repeated="3"/>
        </table:table-row>
      </table:table>
      <table:table table:name="Aufgabe4" table:style-name="ta1">
        <table:shapes>
          <draw:frame draw:z-index="0" draw:style-name="gr1" draw:text-style-name="P1" svg:width="15.999cm" svg:height="8.999cm" svg:x="18.163cm" svg:y="0.551cm">
            <draw:object draw:notify-on-update-of-ranges="Aufgabe4.A2:Aufgabe4.A12 Aufgabe4.H2:Aufgabe4.H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8.19cm" svg:y="10.432cm">
            <draw:object draw:notify-on-update-of-ranges="Aufgabe4.A21:Aufgabe4.A31 Aufgabe4.E21:Aufgabe4.E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par. Laufzeit Tpara</text:p>
          </table:table-cell>
          <table:table-cell office:value-type="string" calcext:value-type="string">
            <text:p>seq. Laufzeit T seq.</text:p>
          </table:table-cell>
          <table:table-cell office:value-type="string" calcext:value-type="string">
            <text:p>T gesamt</text:p>
          </table:table-cell>
          <table:table-cell table:style-name="Default"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formula="of:=[.B2]+[.C2]" office:value-type="float" office:value="1000" calcext:value-type="float">
            <text:p>1000</text:p>
          </table:table-cell>
          <table:table-cell table:formula="of:=[.B2]/[.D2]" office:value-type="float" office:value="0.8" calcext:value-type="float">
            <text:p>0,80</text:p>
          </table:table-cell>
          <table:table-cell table:style-name="ce4" table:formula="of:=[.C2]/[.D2]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style-name="ce4" table:formula="of:=[.F2]+[.A2]*[.E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3]+[.C3]" office:value-type="float" office:value="100" calcext:value-type="float">
            <text:p>100</text:p>
          </table:table-cell>
          <table:table-cell table:formula="of:=[.B3]/[.D3]" office:value-type="float" office:value="0.8" calcext:value-type="float">
            <text:p>0,80</text:p>
          </table:table-cell>
          <table:table-cell table:style-name="ce4" table:formula="of:=[.C3]/[.D3]"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table:style-name="ce4" table:formula="of:=[.F3]+[.A3]*[.E3]" office:value-type="float" office:value="8.2" calcext:value-type="float">
            <text:p>8,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4]+[.C4]" office:value-type="float" office:value="50" calcext:value-type="float">
            <text:p>50</text:p>
          </table:table-cell>
          <table:table-cell table:formula="of:=[.B4]/[.D4]" office:value-type="float" office:value="0.8" calcext:value-type="float">
            <text:p>0,80</text:p>
          </table:table-cell>
          <table:table-cell table:style-name="ce4" table:formula="of:=[.C4]/[.D4]" office:value-type="float" office:value="0.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table:style-name="ce4" table:formula="of:=[.F4]+[.A4]*[.E4]" office:value-type="float" office:value="16.2" calcext:value-type="float">
            <text:p>16,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7" calcext:value-type="float">
            <text:p>26,7</text:p>
          </table:table-cell>
          <table:table-cell office:value-type="float" office:value="6.7" calcext:value-type="float">
            <text:p>6,7</text:p>
          </table:table-cell>
          <table:table-cell table:formula="of:=[.B5]+[.C5]" office:value-type="float" office:value="33.4" calcext:value-type="float">
            <text:p>33,4</text:p>
          </table:table-cell>
          <table:table-cell table:formula="of:=[.B5]/[.D5]" office:value-type="float" office:value="0.79940119760479" calcext:value-type="float">
            <text:p>0,80</text:p>
          </table:table-cell>
          <table:table-cell table:style-name="ce4" table:formula="of:=[.C5]/[.D5]" office:value-type="float" office:value="0.20059880239521" calcext:value-type="float">
            <text:p>0,20</text:p>
          </table:table-cell>
          <table:table-cell office:value-type="float" office:value="30" calcext:value-type="float">
            <text:p>30</text:p>
          </table:table-cell>
          <table:table-cell table:style-name="ce4" table:formula="of:=[.F5]+[.A5]*[.E5]" office:value-type="float" office:value="24.1826347305389" calcext:value-type="float">
            <text:p>24,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6]+[.C6]" office:value-type="float" office:value="25" calcext:value-type="float">
            <text:p>25</text:p>
          </table:table-cell>
          <table:table-cell table:formula="of:=[.B6]/[.D6]" office:value-type="float" office:value="0.8" calcext:value-type="float">
            <text:p>0,80</text:p>
          </table:table-cell>
          <table:table-cell table:style-name="ce4" table:formula="of:=[.C6]/[.D6]" office:value-type="float" office:value="0.2" calcext:value-type="float">
            <text:p>0,20</text:p>
          </table:table-cell>
          <table:table-cell office:value-type="float" office:value="40" calcext:value-type="float">
            <text:p>40</text:p>
          </table:table-cell>
          <table:table-cell table:style-name="ce4" table:formula="of:=[.F6]+[.A6]*[.E6]" office:value-type="float" office:value="32.2" calcext:value-type="float">
            <text:p>32,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7]+[.C7]" office:value-type="float" office:value="20" calcext:value-type="float">
            <text:p>20</text:p>
          </table:table-cell>
          <table:table-cell table:formula="of:=[.B7]/[.D7]" office:value-type="float" office:value="0.8" calcext:value-type="float">
            <text:p>0,80</text:p>
          </table:table-cell>
          <table:table-cell table:style-name="ce4" table:formula="of:=[.C7]/[.D7]" office:value-type="float" office:value="0.2" calcext:value-type="float">
            <text:p>0,20</text:p>
          </table:table-cell>
          <table:table-cell office:value-type="float" office:value="50" calcext:value-type="float">
            <text:p>50</text:p>
          </table:table-cell>
          <table:table-cell table:style-name="ce4" table:formula="of:=[.F7]+[.A7]*[.E7]" office:value-type="float" office:value="40.2" calcext:value-type="float">
            <text:p>40,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" calcext:value-type="float">
            <text:p>13,3</text:p>
          </table:table-cell>
          <table:table-cell office:value-type="float" office:value="3.3" calcext:value-type="float">
            <text:p>3,3</text:p>
          </table:table-cell>
          <table:table-cell table:formula="of:=[.B8]+[.C8]" office:value-type="float" office:value="16.6" calcext:value-type="float">
            <text:p>16,6</text:p>
          </table:table-cell>
          <table:table-cell table:formula="of:=[.B8]/[.D8]" office:value-type="float" office:value="0.801204819277108" calcext:value-type="float">
            <text:p>0,80</text:p>
          </table:table-cell>
          <table:table-cell table:style-name="ce4" table:formula="of:=[.C8]/[.D8]" office:value-type="float" office:value="0.198795180722892" calcext:value-type="float">
            <text:p>0,20</text:p>
          </table:table-cell>
          <table:table-cell office:value-type="float" office:value="60" calcext:value-type="float">
            <text:p>60</text:p>
          </table:table-cell>
          <table:table-cell table:style-name="ce4" table:formula="of:=[.F8]+[.A8]*[.E8]" office:value-type="float" office:value="48.2710843373494" calcext:value-type="float">
            <text:p>48,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" calcext:value-type="float">
            <text:p>11,4</text:p>
          </table:table-cell>
          <table:table-cell office:value-type="float" office:value="2.9" calcext:value-type="float">
            <text:p>2,9</text:p>
          </table:table-cell>
          <table:table-cell table:formula="of:=[.B9]+[.C9]" office:value-type="float" office:value="14.3" calcext:value-type="float">
            <text:p>14,3</text:p>
          </table:table-cell>
          <table:table-cell table:formula="of:=[.B9]/[.D9]" office:value-type="float" office:value="0.797202797202797" calcext:value-type="float">
            <text:p>0,80</text:p>
          </table:table-cell>
          <table:table-cell table:style-name="ce4" table:formula="of:=[.C9]/[.D9]" office:value-type="float" office:value="0.202797202797203" calcext:value-type="float">
            <text:p>0,20</text:p>
          </table:table-cell>
          <table:table-cell office:value-type="float" office:value="70" calcext:value-type="float">
            <text:p>70</text:p>
          </table:table-cell>
          <table:table-cell table:style-name="ce4" table:formula="of:=[.F9]+[.A9]*[.E9]" office:value-type="float" office:value="56.006993006993" calcext:value-type="float">
            <text:p>56,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table:formula="of:=[.B10]+[.C10]" office:value-type="float" office:value="12.5" calcext:value-type="float">
            <text:p>12,5</text:p>
          </table:table-cell>
          <table:table-cell table:formula="of:=[.B10]/[.D10]" office:value-type="float" office:value="0.8" calcext:value-type="float">
            <text:p>0,80</text:p>
          </table:table-cell>
          <table:table-cell table:style-name="ce4" table:formula="of:=[.C10]/[.D10]" office:value-type="float" office:value="0.2" calcext:value-type="float">
            <text:p>0,20</text:p>
          </table:table-cell>
          <table:table-cell office:value-type="float" office:value="80" calcext:value-type="float">
            <text:p>80</text:p>
          </table:table-cell>
          <table:table-cell table:style-name="ce4" table:formula="of:=[.F10]+[.A10]*[.E10]" office:value-type="float" office:value="64.2" calcext:value-type="float">
            <text:p>64,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formula="of:=[.B11]+[.C11]" office:value-type="float" office:value="11.1" calcext:value-type="float">
            <text:p>11,1</text:p>
          </table:table-cell>
          <table:table-cell table:formula="of:=[.B11]/[.D11]" office:value-type="float" office:value="0.801801801801802" calcext:value-type="float">
            <text:p>0,80</text:p>
          </table:table-cell>
          <table:table-cell table:style-name="ce4" table:formula="of:=[.C11]/[.D11]" office:value-type="float" office:value="0.198198198198198" calcext:value-type="float">
            <text:p>0,20</text:p>
          </table:table-cell>
          <table:table-cell office:value-type="float" office:value="90" calcext:value-type="float">
            <text:p>90</text:p>
          </table:table-cell>
          <table:table-cell table:style-name="ce4" table:formula="of:=[.F11]+[.A11]*[.E11]" office:value-type="float" office:value="72.3603603603604" calcext:value-type="float">
            <text:p>72,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]+[.C12]" office:value-type="float" office:value="10" calcext:value-type="float">
            <text:p>10</text:p>
          </table:table-cell>
          <table:table-cell table:formula="of:=[.B12]/[.D12]" office:value-type="float" office:value="0.8" calcext:value-type="float">
            <text:p>0,80</text:p>
          </table:table-cell>
          <table:table-cell table:style-name="ce4" table:formula="of:=[.C12]/[.D12]" office:value-type="float" office:value="0.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style-name="ce4" table:formula="of:=[.F12]+[.A12]*[.E12]" office:value-type="float" office:value="80.2" calcext:value-type="float">
            <text:p>80,20</text:p>
          </table:table-cell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table:style-name="Default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formula="of:=1-[.B21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C21]+[.A21]*[.B21]"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formula="of:=1-[.B22]"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table:formula="of:=[.C22]+[.A22]*[.B22]" office:value-type="float" office:value="4.6" calcext:value-type="float">
            <text:p>4,6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table:formula="of:=1-[.B23]"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table:formula="of:=[.C23]+[.A23]*[.B23]" office:value-type="float" office:value="8.6" calcext:value-type="float">
            <text:p>8,6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table:formula="of:=1-[.B24]" office:value-type="float" office:value="0.6" calcext:value-type="float">
            <text:p>0,6</text:p>
          </table:table-cell>
          <table:table-cell office:value-type="float" office:value="30" calcext:value-type="float">
            <text:p>30</text:p>
          </table:table-cell>
          <table:table-cell table:formula="of:=[.C24]+[.A24]*[.B24]" office:value-type="float" office:value="12.6" calcext:value-type="float">
            <text:p>12,6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formula="of:=1-[.B25]" office:value-type="float" office:value="0.6" calcext:value-type="float">
            <text:p>0,6</text:p>
          </table:table-cell>
          <table:table-cell office:value-type="float" office:value="40" calcext:value-type="float">
            <text:p>40</text:p>
          </table:table-cell>
          <table:table-cell table:formula="of:=[.C25]+[.A25]*[.B25]" office:value-type="float" office:value="16.6" calcext:value-type="float">
            <text:p>16,6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table:formula="of:=1-[.B26]"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table:formula="of:=[.C26]+[.A26]*[.B26]" office:value-type="float" office:value="20.6" calcext:value-type="float">
            <text:p>20,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table:formula="of:=1-[.B27]" office:value-type="float" office:value="0.6" calcext:value-type="float">
            <text:p>0,6</text:p>
          </table:table-cell>
          <table:table-cell office:value-type="float" office:value="60" calcext:value-type="float">
            <text:p>60</text:p>
          </table:table-cell>
          <table:table-cell table:formula="of:=[.C27]+[.A27]*[.B27]" office:value-type="float" office:value="24.6" calcext:value-type="float">
            <text:p>24,6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table:formula="of:=1-[.B28]" office:value-type="float" office:value="0.6" calcext:value-type="float">
            <text:p>0,6</text:p>
          </table:table-cell>
          <table:table-cell office:value-type="float" office:value="70" calcext:value-type="float">
            <text:p>70</text:p>
          </table:table-cell>
          <table:table-cell table:formula="of:=[.C28]+[.A28]*[.B28]" office:value-type="float" office:value="28.6" calcext:value-type="float">
            <text:p>28,6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table:formula="of:=1-[.B29]" office:value-type="float" office:value="0.6" calcext:value-type="float">
            <text:p>0,6</text:p>
          </table:table-cell>
          <table:table-cell office:value-type="float" office:value="80" calcext:value-type="float">
            <text:p>80</text:p>
          </table:table-cell>
          <table:table-cell table:formula="of:=[.C29]+[.A29]*[.B29]" office:value-type="float" office:value="32.6" calcext:value-type="float">
            <text:p>32,6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table:formula="of:=1-[.B30]" office:value-type="float" office:value="0.6" calcext:value-type="float">
            <text:p>0,6</text:p>
          </table:table-cell>
          <table:table-cell office:value-type="float" office:value="90" calcext:value-type="float">
            <text:p>90</text:p>
          </table:table-cell>
          <table:table-cell table:formula="of:=[.C30]+[.A30]*[.B30]" office:value-type="float" office:value="36.6" calcext:value-type="float">
            <text:p>36,6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,4</text:p>
          </table:table-cell>
          <table:table-cell table:formula="of:=1-[.B31]"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table:formula="of:=[.C31]+[.A31]*[.B31]" office:value-type="float" office:value="40.6" calcext:value-type="float">
            <text:p>40,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10:01:25.0507026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2:57.282500114</meta:creation-date>
    <meta:editing-duration>PT1H53M17S</meta:editing-duration>
    <meta:editing-cycles>8</meta:editing-cycles>
    <meta:generator>LibreOffice/4.3.6.2$Linux_X86_64 LibreOffice_project/430m0$Build-2</meta:generator>
    <dc:date>2015-03-12T10:03:37.720891790</dc:date>
    <meta:document-statistic meta:table-count="3" meta:cell-count="4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line" chart:style-name="ch1">
        <chart:title svg:x="5.733cm" svg:y="0.315cm" chart:style-name="ch2">
          <text:p>Speedup im Vergleich</text:p>
        </chart:title>
        <chart:legend chart:legend-position="end" svg:x="12.868cm" svg:y="3.705cm" style:legend-expansion="high" chart:style-name="ch3"/>
        <chart:plot-area chart:style-name="ch4" chart:data-source-has-labels="both" svg:x="1.317cm" svg:y="1.288cm" svg:width="11.232cm" svg:height="6.569cm">
          <chartooo:coordinate-region svg:x="1.965cm" svg:y="1.487cm" svg:width="10.285cm" svg:height="5.723cm"/>
          <chart:axis chart:dimension="x" chart:name="primary-x" chart:style-name="ch5" chartooo:axis-type="text">
            <chart:title svg:x="6.466cm" svg:y="8.038cm" chart:style-name="ch6">
              <text:p>CPU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277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1</text:p>
              </table:table-cell>
              <table:table-cell office:value-type="string">
                <text:p>testreihe_2</text:p>
              </table:table-cell>
              <table:table-cell office:value-type="string">
                <text:p>testreihe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9667616334283">
                <text:p>9.49667616334283</text:p>
              </table:table-cell>
              <table:table-cell office:value-type="float" office:value="9.19963201471941">
                <text:p>9.19963201471941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856115107914">
                <text:p>17.9856115107914</text:p>
              </table:table-cell>
              <table:table-cell office:value-type="float" office:value="16.8067226890756">
                <text:p>16.8067226890756</text:p>
              </table:table-cell>
              <table:table-cell office:value-type="float" office:value="19.1938579654511">
                <text:p>19.1938579654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5102040816327">
                <text:p>25.5102040816327</text:p>
              </table:table-cell>
              <table:table-cell office:value-type="float" office:value="22.7790432801822">
                <text:p>22.7790432801822</text:p>
              </table:table-cell>
              <table:table-cell office:value-type="float" office:value="28.169014084507">
                <text:p>28.169014084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0512820512821">
                <text:p>32.0512820512821</text:p>
              </table:table-cell>
              <table:table-cell office:value-type="float" office:value="27.1739130434783">
                <text:p>27.1739130434783</text:p>
              </table:table-cell>
              <table:table-cell office:value-type="float" office:value="36.7647058823529">
                <text:p>36.7647058823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4531835205993">
                <text:p>37.4531835205993</text:p>
              </table:table-cell>
              <table:table-cell office:value-type="float" office:value="30.03003003003">
                <text:p>30.03003003003</text:p>
              </table:table-cell>
              <table:table-cell office:value-type="float" office:value="45.0450450450451">
                <text:p>45.0450450450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0168067226891">
                <text:p>42.0168067226891</text:p>
              </table:table-cell>
              <table:table-cell office:value-type="float" office:value="31.1526479750779">
                <text:p>31.1526479750779</text:p>
              </table:table-cell>
              <table:table-cell office:value-type="float" office:value="52.9100529100529">
                <text:p>52.9100529100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662100456621">
                <text:p>45.662100456621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60.2409638554217">
                <text:p>60.2409638554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0769230769231">
                <text:p>48.0769230769231</text:p>
              </table:table-cell>
              <table:table-cell office:value-type="float" office:value="28.8184438040346">
                <text:p>28.8184438040346</text:p>
              </table:table-cell>
              <table:table-cell office:value-type="float" office:value="67.1140939597315">
                <text:p>67.1140939597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.5049504950495">
                <text:p>49.5049504950495</text:p>
              </table:table-cell>
              <table:table-cell office:value-type="float" office:value="25.1889168765743">
                <text:p>25.1889168765743</text:p>
              </table:table-cell>
              <table:table-cell office:value-type="float" office:value="73.5294117647059">
                <text:p>73.5294117647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0036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scale-text="tru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787cm" svg:y="0.315cm" chart:style-name="ch2">
          <text:p>Effizienz im Vergleich</text:p>
        </chart:title>
        <chart:legend chart:legend-position="end" svg:x="12.87cm" svg:y="3.703cm" style:legend-expansion="high" chart:style-name="ch3"/>
        <chart:plot-area chart:style-name="ch4" chart:data-source-has-labels="both" svg:x="1.318cm" svg:y="1.288cm" svg:width="11.232cm" svg:height="6.564cm">
          <chartooo:coordinate-region svg:x="2.072cm" svg:y="1.488cm" svg:width="10.179cm" svg:height="5.717cm"/>
          <chart:axis chart:dimension="x" chart:name="primary-x" chart:style-name="ch5" chartooo:axis-type="text">
            <chart:title svg:x="6.467cm" svg:y="8.033cm" chart:style-name="ch6">
              <text:p>CPU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223cm" chart:style-name="ch8">
              <text:p>Effizienz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1</text:p>
              </table:table-cell>
              <table:table-cell office:value-type="string">
                <text:p>testreihe_2</text:p>
              </table:table-cell>
              <table:table-cell office:value-type="string">
                <text:p>testreihe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9667616334283">
                <text:p>0.949667616334283</text:p>
              </table:table-cell>
              <table:table-cell office:value-type="float" office:value="0.919963201471941">
                <text:p>0.919963201471941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9280575539568">
                <text:p>0.899280575539568</text:p>
              </table:table-cell>
              <table:table-cell office:value-type="float" office:value="0.840336134453782">
                <text:p>0.840336134453782</text:p>
              </table:table-cell>
              <table:table-cell office:value-type="float" office:value="0.959692898272553">
                <text:p>0.959692898272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0340136054422">
                <text:p>0.850340136054422</text:p>
              </table:table-cell>
              <table:table-cell office:value-type="float" office:value="0.759301442672741">
                <text:p>0.759301442672741</text:p>
              </table:table-cell>
              <table:table-cell office:value-type="float" office:value="0.938967136150235">
                <text:p>0.938967136150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1282051282051">
                <text:p>0.801282051282051</text:p>
              </table:table-cell>
              <table:table-cell office:value-type="float" office:value="0.679347826086957">
                <text:p>0.679347826086957</text:p>
              </table:table-cell>
              <table:table-cell office:value-type="float" office:value="0.919117647058824">
                <text:p>0.919117647058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9063670411985">
                <text:p>0.749063670411985</text:p>
              </table:table-cell>
              <table:table-cell office:value-type="float" office:value="0.600600600600601">
                <text:p>0.600600600600601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00280112044818">
                <text:p>0.700280112044818</text:p>
              </table:table-cell>
              <table:table-cell office:value-type="float" office:value="0.519210799584631">
                <text:p>0.519210799584631</text:p>
              </table:table-cell>
              <table:table-cell office:value-type="float" office:value="0.881834215167549">
                <text:p>0.881834215167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52315720808871">
                <text:p>0.652315720808871</text:p>
              </table:table-cell>
              <table:table-cell office:value-type="float" office:value="0.43956043956044">
                <text:p>0.43956043956044</text:p>
              </table:table-cell>
              <table:table-cell office:value-type="float" office:value="0.860585197934595">
                <text:p>0.860585197934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0961538461538">
                <text:p>0.600961538461538</text:p>
              </table:table-cell>
              <table:table-cell office:value-type="float" office:value="0.360230547550432">
                <text:p>0.360230547550432</text:p>
              </table:table-cell>
              <table:table-cell office:value-type="float" office:value="0.838926174496644">
                <text:p>0.8389261744966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005500550055">
                <text:p>0.55005500550055</text:p>
              </table:table-cell>
              <table:table-cell office:value-type="float" office:value="0.279876854184159">
                <text:p>0.279876854184159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057cm" svg:y="0.316cm" chart:style-name="ch2">
          <text:p>Speedup</text:p>
        </chart:title>
        <chart:legend chart:legend-position="end" svg:x="12.963cm" svg:y="4.201cm" style:legend-expansion="high" chart:style-name="ch3"/>
        <chart:plot-area chart:style-name="ch4" chart:data-source-has-labels="both" svg:x="1.331cm" svg:y="1.301cm" svg:width="11.312cm" svg:height="6.538cm">
          <chartooo:coordinate-region svg:x="1.767cm" svg:y="1.5cm" svg:width="10.596cm" svg:height="5.692cm"/>
          <chart:axis chart:dimension="x" chart:name="primary-x" chart:style-name="ch5" chartooo:axis-type="auto">
            <chartooo:date-scale/>
            <chart:title svg:x="6.506cm" svg:y="8.019cm" chart:style-name="ch6">
              <text:p>CPU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0052700922266">
                <text:p>4.40052700922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2962962962963">
                <text:p>4.62962962962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1367723615712">
                <text:p>4.71367723615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6884328358209">
                <text:p>4.66884328358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2841952634123">
                <text:p>4.82841952634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0769230769231">
                <text:p>4.80769230769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057cm" svg:y="0.316cm" chart:style-name="ch2">
          <text:p>Speedup</text:p>
        </chart:title>
        <chart:legend chart:legend-position="end" svg:x="12.963cm" svg:y="4.201cm" style:legend-expansion="high" chart:style-name="ch3"/>
        <chart:plot-area chart:style-name="ch4" chart:data-source-has-labels="both" svg:x="1.331cm" svg:y="1.301cm" svg:width="11.312cm" svg:height="6.538cm">
          <chartooo:coordinate-region svg:x="2.058cm" svg:y="1.5cm" svg:width="10.305cm" svg:height="5.692cm"/>
          <chart:axis chart:dimension="x" chart:name="primary-x" chart:style-name="ch5" chartooo:axis-type="auto">
            <chartooo:date-scale/>
            <chart:title svg:x="6.506cm" svg:y="8.019cm" chart:style-name="ch6">
              <text:p>CPU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304347826087">
                <text:p>1.6304347826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4473684210526">
                <text:p>1.64473684210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4835164835165">
                <text:p>1.64835164835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5094339622642">
                <text:p>1.65094339622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5289256198347">
                <text:p>1.65289256198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5441176470588">
                <text:p>1.65441176470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5562913907285">
                <text:p>1.655629139072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24cm" svg:y="0.315cm" chart:style-name="ch2">
          <text:p>Speedup</text:p>
        </chart:title>
        <chart:legend chart:legend-position="end" svg:x="13.068cm" svg:y="4.201cm" style:legend-expansion="high" chart:style-name="ch3"/>
        <chart:plot-area chart:style-name="ch4" table:cell-range-address="Aufgabe4.A2:Aufgabe4.A12 Aufgabe4.H2:Aufgabe4.H12" chart:data-source-has-labels="both" svg:x="1.318cm" svg:y="1.288cm" svg:width="11.43cm" svg:height="6.564cm">
          <chartooo:coordinate-region svg:x="2.469cm" svg:y="1.487cm" svg:width="9.98cm" svg:height="5.718cm"/>
          <chart:axis chart:dimension="x" chart:name="primary-x" chart:style-name="ch5" chartooo:axis-type="auto">
            <chartooo:date-scale/>
            <chart:title svg:x="6.566cm" svg:y="8.033cm" chart:style-name="ch6">
              <text:p>CPUs</text:p>
            </chart:title>
            <chart:categories table:cell-range-address="Aufgabe4.A2:Aufgabe4.A12"/>
          </chart:axis>
          <chart:axis chart:dimension="y" chart:name="primary-y" chart:style-name="ch7">
            <chart:title svg:x="0.451cm" svg:y="5.275cm" chart:style-name="ch8">
              <text:p>Speedup</text:p>
            </chart:title>
            <chart:grid chart:style-name="ch9" chart:class="major"/>
          </chart:axis>
          <chart:series chart:style-name="ch10" chart:values-cell-range-address="Aufgabe4.H2:Aufgabe4.H12" loext:label-string="testreihe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1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ufgabe4.A2:Aufgabe4.A12</svg:desc>
                </draw:g>
              </table:table-cell>
              <table:table-cell office:value-type="float" office:value="1">
                <text:p>1</text:p>
                <draw:g>
                  <svg:desc>Aufgabe4.H2:Aufgabe4.H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.1826347305389">
                <text:p>24.18263473053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.2710843373494">
                <text:p>48.27108433734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.006993006993">
                <text:p>56.00699300699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2.3603603603604">
                <text:p>72.36036036036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0.2">
                <text:p>8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24cm" svg:y="0.315cm" chart:style-name="ch2">
          <text:p>Speedup</text:p>
        </chart:title>
        <chart:legend chart:legend-position="end" svg:x="13.068cm" svg:y="4.201cm" style:legend-expansion="high" chart:style-name="ch3"/>
        <chart:plot-area chart:style-name="ch4" table:cell-range-address="Aufgabe4.A21:Aufgabe4.A31 Aufgabe4.E21:Aufgabe4.E31" chart:data-source-has-labels="both" svg:x="1.318cm" svg:y="1.288cm" svg:width="11.43cm" svg:height="6.564cm">
          <chartooo:coordinate-region svg:x="2.469cm" svg:y="1.487cm" svg:width="9.98cm" svg:height="5.718cm"/>
          <chart:axis chart:dimension="x" chart:name="primary-x" chart:style-name="ch5" chartooo:axis-type="auto">
            <chartooo:date-scale/>
            <chart:title svg:x="6.566cm" svg:y="8.033cm" chart:style-name="ch6">
              <text:p>CPUs</text:p>
            </chart:title>
            <chart:categories table:cell-range-address="Aufgabe4.A21:Aufgabe4.A31"/>
          </chart:axis>
          <chart:axis chart:dimension="y" chart:name="primary-y" chart:style-name="ch7">
            <chart:title svg:x="0.451cm" svg:y="5.275cm" chart:style-name="ch8">
              <text:p>Speedup</text:p>
            </chart:title>
            <chart:grid chart:style-name="ch9" chart:class="major"/>
          </chart:axis>
          <chart:series chart:style-name="ch10" chart:values-cell-range-address="Aufgabe4.E21:Aufgabe4.E31" loext:label-string="testreihe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2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ufgabe4.A21:Aufgabe4.A31</svg:desc>
                </draw:g>
              </table:table-cell>
              <table:table-cell office:value-type="float" office:value="1">
                <text:p>1</text:p>
                <draw:g>
                  <svg:desc>Aufgabe4.E21:Aufgabe4.E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.6">
                <text:p>40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